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902cm"/>
    </style:style>
    <style:style style:name="co2" style:family="table-column">
      <style:table-column-properties fo:break-before="auto" style:column-width="1.997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1.533cm"/>
    </style:style>
    <style:style style:name="co5" style:family="table-column">
      <style:table-column-properties fo:break-before="auto" style:column-width="1.452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Boost loss</text:p>
          </table:table-cell>
          <table:table-cell table:style-name="ce1" office:value-type="string" calcext:value-type="string">
            <text:p>stm32l052</text:p>
          </table:table-cell>
          <table:table-cell table:style-name="ce1" office:value-type="string" calcext:value-type="string">
            <text:p>rfm69w</text:p>
          </table:table-cell>
          <table:table-cell table:style-name="ce1" office:value-type="string" calcext:value-type="string">
            <text:p>htu21d</text:p>
          </table:table-cell>
          <table:table-cell table:style-name="ce1" office:value-type="string" calcext:value-type="string">
            <text:p>ms5637</text:p>
          </table:table-cell>
          <table:table-cell table:style-name="ce1" office:value-type="string" calcext:value-type="string">
            <text:p>tept4400</text:p>
          </table:table-cell>
          <table:table-cell table:style-name="ce1" office:value-type="string" calcext:value-type="string">
            <text:p>total</text:p>
          </table:table-cell>
          <table:table-cell/>
          <table:table-cell table:style-name="ce1" office:value-type="string" calcext:value-type="string">
            <text:p>All in uA referred to 3v3</text:p>
          </table:table-cell>
        </table:table-row>
        <table:table-row table:style-name="ro1">
          <table:table-cell office:value-type="string" calcext:value-type="string">
            <text:p>Boost Quiescent</text:p>
          </table:table-cell>
          <table:table-cell office:value-type="float" office:value="20" calcext:value-type="float">
            <office:annotation draw:style-name="gr1" draw:text-style-name="P1" svg:width="2.899cm" svg:height="0.596cm" svg:x="7.498cm" svg:y="0cm" draw:caption-point-x="-0.61cm" draw:caption-point-y="0.461cm">
              <dc:date>2015-12-21T00:00:00</dc:date>
              <text:p text:style-name="P1">At 1.2V</text:p>
            </office:annotation>
            <text:p>20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32 run</text:p>
          </table:table-cell>
          <table:table-cell office:value-type="string" calcext:value-type="string">
            <text:p>-</text:p>
          </table:table-cell>
          <table:table-cell office:value-type="float" office:value="3000" calcext:value-type="float">
            <text:p>3000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32 sleep</text:p>
          </table:table-cell>
          <table:table-cell office:value-type="string" calcext:value-type="string">
            <text:p>-</text:p>
          </table:table-cell>
          <table:table-cell office:value-type="float" office:value="670" calcext:value-type="float">
            <text:p>670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32 LP run</text:p>
          </table:table-cell>
          <table:table-cell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32 LP sleep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32 Stop +RTC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M69W Sleep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M69W Idle +RC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2" calcext:value-type="float">
            <text:p>1.2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M69W Standby +XT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250" calcext:value-type="float">
            <text:p>125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M69W RX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6000" calcext:value-type="float">
            <text:p>160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M69W TX 0dBm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000" calcext:value-type="float">
            <text:p>200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M69W TX +13dBm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5000" calcext:value-type="float">
            <text:p>450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U21D sleep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U21D measur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50" calcext:value-type="float">
            <text:p>450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5637 standb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5637 measur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PT4400 dark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PT4400 hallway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PT4400 offic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PT4400 overcast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State</text:p>
          </table:table-cell>
          <table:table-cell table:number-columns-repeated="7"/>
          <table:table-cell table:style-name="ce1" office:value-type="string" calcext:value-type="string">
            <text:p>Time/ms</text:p>
          </table:table-cell>
          <table:table-cell/>
        </table:table-row>
        <table:table-row table:style-name="ro1">
          <table:table-cell table:style-name="ce2" office:value-type="string" calcext:value-type="string">
            <text:p>Sleep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SUM([.B24:.G24])" office:value-type="float" office:value="22.23" calcext:value-type="float">
            <text:p>22.23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every minute</text:p>
          </table:table-cell>
        </table:table-row>
        <table:table-row table:style-name="ro1">
          <table:table-cell office:value-type="string" calcext:value-type="string">
            <text:p>Measurement</text:p>
          </table:table-cell>
          <table:table-cell office:value-type="float" office:value="20" calcext:value-type="float">
            <text:p>20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450" calcext:value-type="float">
            <text:p>45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table:formula="of:=SUM([.B25:.G25])" office:value-type="float" office:value="4290.1" calcext:value-type="float">
            <text:p>4290.1</text:p>
          </table:table-cell>
          <table:table-cell table:formula="of:=MAX(6; 5; 0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X</text:p>
          </table:table-cell>
          <table:table-cell office:value-type="float" office:value="20" calcext:value-type="float">
            <text:p>20</text:p>
          </table:table-cell>
          <table:table-cell office:value-type="float" office:value="3000" calcext:value-type="float">
            <text:p>3000</text:p>
          </table:table-cell>
          <table:table-cell office:value-type="float" office:value="45000" calcext:value-type="float">
            <text:p>4500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SUM([.B26:.G26])" office:value-type="float" office:value="48020.03" calcext:value-type="float">
            <text:p>48020.03</text:p>
          </table:table-cell>
          <table:table-cell table:formula="of:=1+64/2000*1000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RX (gateway)</text:p>
          </table:table-cell>
          <table:table-cell office:value-type="float" office:value="20" calcext:value-type="float">
            <text:p>20</text:p>
          </table:table-cell>
          <table:table-cell office:value-type="float" office:value="3000" calcext:value-type="float">
            <text:p>3000</text:p>
          </table:table-cell>
          <table:table-cell office:value-type="float" office:value="16000" calcext:value-type="float">
            <text:p>1600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SUM([.B27:.G27])" office:value-type="float" office:value="19020.03" calcext:value-type="float">
            <text:p>19020.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style-name="ce4" office:value-type="string" calcext:value-type="string">
            <text:p>Total</text:p>
          </table:table-cell>
          <table:table-cell table:formula="of:=SUM([.I24:.I27])" office:value-type="float" office:value="60039" calcext:value-type="float">
            <text:p>60039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 table:style-name="ce1" office:value-type="string" calcext:value-type="string">
            <text:p>Ave I / uA</text:p>
          </table:table-cell>
          <table:table-cell table:formula="of:=([.H24]*[.I24]+[.H25]*[.I25]+[.H26]*[.I26]+[.H27]*[.I27])/[.I28]" office:value-type="float" office:value="49.0381517013941" calcext:value-type="float">
            <text:p>49.0381517014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 table:style-name="Default" office:value-type="string" calcext:value-type="string">
            <text:p>AA life</text:p>
          </table:table-cell>
          <table:table-cell table:formula="of:=3000*1000/[.I29]*1.2/3.3" office:value-type="float" office:value="22246.1298613357" calcext:value-type="float">
            <text:p>22246.1298613357</text:p>
          </table:table-cell>
          <table:table-cell office:value-type="string" calcext:value-type="string">
            <text:p>hours</text:p>
          </table:table-cell>
        </table:table-row>
        <table:table-row table:style-name="ro1">
          <table:table-cell/>
          <table:table-cell table:style-name="Default" table:number-columns-repeated="6"/>
          <table:table-cell table:style-name="Default" office:value-type="string" calcext:value-type="string">
            <text:p>AA life</text:p>
          </table:table-cell>
          <table:table-cell table:formula="of:=[.I30]/24" office:value-type="float" office:value="926.922077555652" calcext:value-type="float">
            <text:p>926.9220775557</text:p>
          </table:table-cell>
          <table:table-cell office:value-type="string" calcext:value-type="string">
            <text:p>days</text:p>
          </table:table-cell>
        </table:table-row>
        <table:table-row table:style-name="ro1">
          <table:table-cell/>
          <table:table-cell table:style-name="Default" table:number-columns-repeated="6"/>
          <table:table-cell table:style-name="Default" office:value-type="string" calcext:value-type="string">
            <text:p>AA life</text:p>
          </table:table-cell>
          <table:table-cell table:formula="of:=[.I31]/365" office:value-type="float" office:value="2.53951254124836" calcext:value-type="float">
            <text:p>2.5395125412</text:p>
          </table:table-cell>
          <table:table-cell office:value-type="string" calcext:value-type="string">
            <text:p>yea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Turner</meta:initial-creator>
    <meta:creation-date>2015-12-21T23:07:58.041966756</meta:creation-date>
    <dc:date>2015-12-22T02:22:22.062329579</dc:date>
    <dc:creator>David Turner</dc:creator>
    <meta:editing-duration>PT2H28M42S</meta:editing-duration>
    <meta:editing-cycles>3</meta:editing-cycles>
    <meta:generator>LibreOffice/4.2.8.2$Linux_X86_64 LibreOffice_project/420m0$Build-2</meta:generator>
    <meta:document-statistic meta:table-count="1" meta:cell-count="221" meta:object-count="0"/>
  </office:meta>
</office:document-meta>
</file>